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center" draw:textarea-vertical-align="top" draw:auto-grow-height="false" fo:min-height="4.27cm" fo:min-width="7.61cm"/>
    </style:style>
    <style:style style:name="gr2" style:family="graphic" style:parent-style-name="standard">
      <style:graphic-properties draw:fill="none" draw:textarea-horizontal-align="center" draw:textarea-vertical-align="bottom" draw:auto-grow-height="false" fo:min-height="0.75cm" fo:min-width="0.5cm"/>
    </style:style>
    <style:style style:name="gr3" style:family="graphic" style:parent-style-name="standard">
      <style:graphic-properties draw:stroke="dash" draw:stroke-dash="Fine_20_Dashed" svg:stroke-color="#3465a4" draw:fill="none" draw:textarea-horizontal-align="center" draw:textarea-vertical-align="middle" draw:auto-grow-height="false" fo:min-height="0.75cm" fo:min-width="0.5cm"/>
    </style:style>
    <style:style style:name="gr4" style:family="graphic" style:parent-style-name="standard">
      <style:graphic-properties draw:fill="none" draw:textarea-horizontal-align="center" draw:textarea-vertical-align="bottom" draw:auto-grow-height="false" fo:min-height="0.75cm" fo:min-width="6.41cm"/>
    </style:style>
    <style:style style:name="gr5" style:family="graphic" style:parent-style-name="objectwithoutfill">
      <style:graphic-properties svg:stroke-color="#000000" draw:marker-end="Arrow" draw:marker-end-width="0.2cm" draw:fill="none" draw:textarea-horizontal-align="right" draw:textarea-vertical-align="middle" fo:padding-top="0.13cm" fo:padding-bottom="0.13cm" fo:padding-right="-0.5cm"/>
    </style:style>
    <style:style style:name="gr6" style:family="graphic" style:parent-style-name="objectwithoutfill">
      <style:graphic-properties svg:stroke-color="#000000" draw:marker-start="Arrow" draw:marker-end="" draw:marker-end-width="0.2cm" draw:fill="none" draw:textarea-horizontal-align="left" draw:textarea-vertical-align="middle" fo:padding-top="0.13cm" fo:padding-bottom="0.13cm" fo:padding-left="-0.5cm" fo:padding-right="0.25cm"/>
    </style:style>
    <style:style style:name="gr7" style:family="graphic" style:parent-style-name="standard">
      <style:graphic-properties draw:stroke="dash" draw:stroke-dash="Fine_20_Dashed" svg:stroke-color="#3465a4" draw:fill="none" draw:textarea-horizontal-align="center" draw:textarea-vertical-align="middle" draw:auto-grow-height="false" fo:min-height="1.64cm" fo:min-width="1.45cm"/>
    </style:style>
    <style:style style:name="gr8" style:family="graphic" style:parent-style-name="objectwithoutfill">
      <style:graphic-properties svg:stroke-color="#000000" draw:marker-end="Arrow" draw:marker-end-width="0.2cm" draw:fill="none" draw:textarea-horizontal-align="center" draw:textarea-vertical-align="top" fo:padding-top="-0.5cm" fo:padding-bottom="0.13cm" fo:padding-right="0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style:text-autospace="none"/>
      <style:text-properties style:font-name="Tahoma" fo:font-size="12.5pt" style:font-name-asian="Tahoma" style:font-size-asian="12.5pt" style:font-name-complex="Tahoma" style:font-size-complex="12.5pt"/>
    </style:style>
    <style:style style:name="P4" style:family="paragraph">
      <loext:graphic-properties draw:fill="none"/>
      <style:paragraph-properties fo:text-align="center" style:text-autospace="none"/>
      <style:text-properties style:font-name="Tahoma" fo:font-size="12.5pt" style:font-name-asian="Tahoma" style:font-size-asian="12.5pt" style:font-name-complex="Tahoma" style:font-size-complex="12.5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text-position="sub 58%" fo:font-size="10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letter-kerning="true" style:font-name-asian="Tahoma" style:font-size-asian="12.5pt" style:font-style-asian="normal" style:font-weight-asian="normal" style:font-name-complex="Tahom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Tahoma" fo:font-size="10pt" fo:font-style="normal" fo:text-shadow="none" style:text-underline-style="none" fo:font-weight="normal" style:letter-kerning="true" style:font-name-asian="Tahoma" style:font-size-asian="12.5pt" style:font-style-asian="normal" style:font-weight-asian="normal" style:font-name-complex="Tahoma" style:font-size-complex="12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8.11cm" svg:height="4.52cm" svg:x="6.68cm" svg:y="1.37cm">
          <text:p text:style-name="P1"><text:span text:style-name="T1">Buff(s,x,y,i,m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3cm" svg:y="4.585cm">
          <text:p text:style-name="P1"><text:span text:style-name="T1">c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cm" svg:y="4.585cm">
          <text:p text:style-name="P1"><text:span text:style-name="T1">c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3cm" svg:y="4.585cm">
          <text:p text:style-name="P1"><text:span text:style-name="T1">c</text:span><text:span text:style-name="T2">N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.9cm" svg:y="4.6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91cm" svg:height="1cm" svg:x="7.3cm" svg:y="2.245cm">
          <text:p text:style-name="P1"><text:span text:style-name="T1">BC(x, y, i, m)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8.008cm" svg:y1="4.605cm" svg:x2="8.01cm" svg:y2="3.285cm" svg:d="M8008 4605l2-1320" svg:viewBox="0 0 3 1321">
          <text:p text:style-name="P3"><text:span text:style-name="T3">ρ</text:span><text:span text:style-name="T4">0</text:span></text:p>
        </draw:connector>
        <draw:connector draw:style-name="gr6" draw:text-style-name="P4" draw:layer="layout" draw:type="line" svg:x1="7.498cm" svg:y1="4.605cm" svg:x2="7.5cm" svg:y2="3.285cm" svg:d="M7498 4605l2-1320" svg:viewBox="0 0 3 1321">
          <text:p text:style-name="P3"><text:span text:style-name="T3">ω</text:span><text:span text:style-name="T4">0</text:span></text:p>
        </draw:connector>
        <draw:connector draw:style-name="gr5" draw:text-style-name="P4" draw:layer="layout" draw:type="line" svg:x1="9.73cm" svg:y1="4.605cm" svg:x2="9.732cm" svg:y2="3.285cm" svg:d="M9730 4605l2-1320" svg:viewBox="0 0 3 1321">
          <text:p text:style-name="P3"><text:span text:style-name="T3">ρ</text:span><text:span text:style-name="T4">1</text:span></text:p>
        </draw:connector>
        <draw:connector draw:style-name="gr6" draw:text-style-name="P4" draw:layer="layout" draw:type="line" svg:x1="9.2cm" svg:y1="4.605cm" svg:x2="9.202cm" svg:y2="3.285cm" svg:d="M9200 4605l2-1320" svg:viewBox="0 0 3 1321">
          <text:p text:style-name="P3"><text:span text:style-name="T3">ω</text:span><text:span text:style-name="T4">1</text:span></text:p>
        </draw:connector>
        <draw:connector draw:style-name="gr5" draw:text-style-name="P4" draw:layer="layout" draw:type="line" svg:x1="13.938cm" svg:y1="4.605cm" svg:x2="13.94cm" svg:y2="3.285cm" svg:d="M13938 4605l2-1320" svg:viewBox="0 0 3 1321">
          <text:p text:style-name="P3"><text:span text:style-name="T3">ρ</text:span><text:span text:style-name="T4">N-1</text:span></text:p>
        </draw:connector>
        <draw:connector draw:style-name="gr6" draw:text-style-name="P4" draw:layer="layout" draw:type="line" svg:x1="13.451cm" svg:y1="4.605cm" svg:x2="13.453cm" svg:y2="3.285cm" svg:d="M13451 4605l2-1320" svg:viewBox="0 0 3 1321">
          <text:p text:style-name="P3"><text:span text:style-name="T3">ω</text:span><text:span text:style-name="T4">N-1</text:span></text:p>
        </draw:connector>
        <draw:custom-shape draw:style-name="gr7" draw:text-style-name="P2" xml:id="id1" draw:id="id1" draw:layer="layout" svg:width="1.95cm" svg:height="1.89cm" svg:x="15.22cm" svg:y="1.8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1.95cm" svg:height="1.89cm" svg:x="3.4cm" svg:y="1.8cm">
          <text:p text:style-name="P1"><text:span text:style-name="T1">Destination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5.22cm" svg:y1="2.745cm" svg:x2="14.21cm" svg:y2="2.745cm" draw:start-shape="id1" draw:start-glue-point="3" draw:end-shape="id2" draw:end-glue-point="1" svg:d="M15220 2745h-1010" svg:viewBox="0 0 1011 1">
          <text:p text:style-name="P3"><text:span text:style-name="T3">in</text:span></text:p>
        </draw:connector>
        <draw:connector draw:style-name="gr8" draw:text-style-name="P4" draw:layer="layout" draw:type="line" svg:x1="7.3cm" svg:y1="2.745cm" svg:x2="5.35cm" svg:y2="2.745cm" draw:start-shape="id2" draw:start-glue-point="3" draw:end-shape="id3" draw:end-glue-point="1" svg:d="M7300 2745h-1950" svg:viewBox="0 0 1951 1">
          <text:p text:style-name="P3"><text:span text:style-name="T3">ou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2-05T15:23:53.882000000</meta:creation-date>
    <dc:date>2019-02-06T23:48:22.142000000</dc:date>
    <dc:creator>luciano de falco alfano</dc:creator>
    <meta:editing-duration>PT4H49M30S</meta:editing-duration>
    <meta:editing-cycles>14</meta:editing-cycles>
    <meta:generator>LibreOffice/6.1.3.2$Windows_X86_64 LibreOffice_project/86daf60bf00efa86ad547e59e09d6bb77c699acb</meta:generator>
    <meta:document-statistic meta:object-count="16"/>
  </office:meta>
</office:document-meta>
</file>